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4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P10" style:family="paragraph" style:parent-style-name="Standard">
      <style:text-properties fo:color="#3333ff" fo:font-size="20pt" fo:background-color="#ffcc00" style:font-size-asian="20pt" style:font-size-complex="20pt"/>
    </style:style>
    <style:style style:name="P11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2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paragraph-properties fo:line-height="150%"/>
      <style:text-properties style:font-name="Arial" fo:font-size="15pt" style:font-name-asian="Arial" style:font-size-asian="15pt" style:font-size-complex="15pt"/>
    </style:style>
    <style:style style:name="P15" style:family="paragraph" style:parent-style-name="Standard">
      <style:paragraph-properties fo:line-height="150%"/>
      <style:text-properties style:font-name="Arial"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<text:span text:style-name="T3">https://pubs.rsc.org/en/content/articlelanding/2017/cs/c6cs00066e#!divAbstract</text:span></text:a></text:p>
      <text:p text:style-name="P1"><text:span text:style-name="T3"/></text:p>
      <text:p text:style-name="P1"/>
      <text:p text:style-name="P1">M-47</text:p>
      <text:p text:style-name="P3"/>
      <text:p text:style-name="P3"/>
      <text:p text:style-name="P1">=========================[ 20200601_123641</text:p>
      <text:p text:style-name="P10">#1</text:p>
      <text:section text:style-name="Sect1" text:name="セクション4">
        <text:p text:style-name="P5"><text:s/>Plasma technology – a novel solution for CO2 conversion? </text:p>
        <text:p text:style-name="P5"/>
        <text:p text:style-name="P5">Abstract</text:p>
        <text:p text:style-name="P3"/>
        <text:p text:style-name="P5">CO2 conversion into value-added chemicals and fuels is considered as one of the great challenges of the 21st century.</text:p>
        <text:p text:style-name="P5"/>
        <text:p text:style-name="P5"><text:s/>Due to the limitations of the traditional thermal approaches,</text:p>
        <text:p text:style-name="P5"/>
        <text:p text:style-name="P5"><text:s/>several novel technologies are being developed.</text:p>
        <text:p text:style-name="P5"/>
        <text:p text:style-name="P5"><text:s/>One promising approach in this field,</text:p>
        <text:p text:style-name="P5"/>
        <text:p text:style-name="P5"><text:s/>which has received little attention to date,</text:p>
        <text:p text:style-name="P5"/>
        <text:p text:style-name="P5"><text:s/>is plasma technology.</text:p>
        <text:p text:style-name="P5"/>
        <text:p text:style-name="P5"><text:s/>Its advantages include mild operating conditions,</text:p>
        <text:p text:style-name="P5"/>
        <text:p text:style-name="P5"><text:s/>easy upscaling,</text:p>
        <text:p text:style-name="P5"/>
        <text:p text:style-name="P5"><text:s/>and gas activation by energetic electrons instead of heat.</text:p>
        <text:p text:style-name="P5"/>
        <text:p text:style-name="P5"><text:s/>This allows thermodynamically difficult reactions,</text:p>
        <text:p text:style-name="P5"/>
        <text:p text:style-name="P5"><text:s/>such as CO2 splitting and the dry reformation of methane,</text:p>
        <text:p text:style-name="P5"/>
        <text:p text:style-name="P5"><text:s/>to occur with reasonable energy cost.</text:p>
        <text:p text:style-name="P5"/>
        <text:p text:style-name="P5"><text:s/>In this review,</text:p>
        <text:p text:style-name="P5"/>
        <text:p text:style-name="P5"><text:s/>after exploring the traditional thermal approaches,</text:p>
        <text:p text:style-name="P5"/>
        <text:p text:style-name="P5"><text:s/>we have provided a brief overview of the fierce competition between various novel approaches in a quest to find the most effective and efficient CO2 conversion technology.</text:p>
        <text:p text:style-name="P5"/>
        <text:p text:style-name="P5"><text:s/>This is needed to critically assess whether plasma technology can be successful in an already crowded arena.</text:p>
        <text:p text:style-name="P5"/>
        <text:p text:style-name="P5"><text:soft-page-break/><text:s/>The following questions need to be answered in this regard: are there key advantages to using plasma technology over other novel approaches,</text:p>
        <text:p text:style-name="P5"/>
        <text:p text:style-name="P5"><text:s/>and if so,</text:p>
        <text:p text:style-name="P5"/>
        <text:p text:style-name="P5"><text:s/>what is the flip side to the use of this technology? Can plasma technology be successful on its own,</text:p>
        <text:p text:style-name="P5"/>
        <text:p text:style-name="P5"><text:s/>or can synergies be achieved by combining it with other technologies? To answer these specific questions and to evaluate the potentials and limitations of plasma technology in general,</text:p>
        <text:p text:style-name="P5"/>
        <text:p text:style-name="P5"><text:s/>this review presents the current state-of-the-art and a critical assessment of plasma-based CO2 conversion,</text:p>
        <text:p text:style-name="P5"/>
        <text:p text:style-name="P5"><text:s/>as well as the future challenges for its practical implementation.</text:p>
        <text:p text:style-name="P5"/>
        <text:p text:style-name="P5"/>
      </text:section>
      <text:p text:style-name="P1"/>
      <text:p text:style-name="P10">#2</text:p>
      <text:section text:style-name="Sect2" text:name="セクション1">
        <text:p text:style-name="P3"/>
        <text:p text:style-name="P14">1. Introduction</text:p>
        <text:p text:style-name="P14">Environmental and energy applications of low temperature plasmas are gaining increasing interest worldwide.</text:p>
        <text:p text:style-name="P14"/>
        <text:p text:style-name="P14"><text:s/>The central research question is whether plasma-based solutions can yield a valuable alternative to existing thermal processes and whether they can compete with other novel gas conversion technologies.</text:p>
        <text:p text:style-name="P14"/>
        <text:p text:style-name="P14"><text:s/>Nowadays,</text:p>
        <text:p text:style-name="P14"/>
        <text:p text:style-name="P14"><text:s/>the conversion of CO2 into chemicals and fuels is a hot topic.</text:p>
        <text:p text:style-name="P14"/>
        <text:p text:style-name="P14"><text:s/>The worldwide transition to renewable energy gives plasma processes a clean electricity source,</text:p>
        <text:p text:style-name="P14"/>
        <text:p text:style-name="P14"><text:s/>and due to their high operation flexibility,</text:p>
        <text:p text:style-name="P14"/>
        <text:p text:style-name="P14"><text:s/>plasmas are very suitable for storing this intermittent renewable energy in a chemical form,</text:p>
        <text:p text:style-name="P14"/>
        <text:p text:style-name="P14"><text:s/>i.</text:p>
        <text:p text:style-name="P14"><text:soft-page-break/></text:p>
        <text:p text:style-name="P14">e.</text:p>
        <text:p text:style-name="P14"/>
        <text:p text:style-name="P14"><text:s/>as fuels and chemicals.</text:p>
        <text:p text:style-name="P14"/>
        <text:p text:style-name="P9"/>
        <text:p text:style-name="P1"/>
        <text:p text:style-name="P14">1.1. CO2 mitigation and valorisation</text:p>
        <text:p text:style-name="P14">Throughout history,</text:p>
        <text:p text:style-name="P14"/>
        <text:p text:style-name="P14"><text:s/>the use of natural resources has played a major role in the rapid development of the human race.</text:p>
        <text:p text:style-name="P14"/>
        <text:p text:style-name="P14"><text:s/>Among these resources,</text:p>
        <text:p text:style-name="P14"/>
        <text:p text:style-name="P14"><text:s/>fossil fuels in particular have contributed to a fast and unprecedented development in human society.</text:p>
        <text:p text:style-name="P14"/>
        <text:p text:style-name="P14"><text:s/>Still,</text:p>
        <text:p text:style-name="P14"/>
        <text:p text:style-name="P14"><text:s/>this comes with a great cost,</text:p>
        <text:p text:style-name="P14"/>
        <text:p text:style-name="P14"><text:s/>since burning fossil fuels leads to the emission of large amounts of the greenhouse gas CO2. Because these anthropogenic CO2 emissions outpace the natural carbon cycle,</text:p>
        <text:p text:style-name="P14"/>
        <text:p text:style-name="P14"><text:s/>atmospheric CO2 concentrations have been increasing from 280 ppm since the beginning of the industrial revolution to 400 ppm in 2014.1 With high certainty,</text:p>
        <text:p text:style-name="P14"/>
        <text:p text:style-name="P14"><text:s/>it can be said that it is this increase that has led to the current adverse global environmental climate changes,</text:p>
        <text:p text:style-name="P14"/>
        <text:p text:style-name="P14">1 which have a growing detrimental effect on our climate and environment,</text:p>
        <text:p text:style-name="P14"/>
        <text:p text:style-name="P14"><text:s/>and that represent a severe threat to our current society and future generations in general.</text:p>
        <text:p text:style-name="P14"/>
        <text:p text:style-name="P14">2–5</text:p>
        <text:p text:style-name="P14"/>
        <text:p text:style-name="P14">Therefore,</text:p>
        <text:p text:style-name="P14"/>
        <text:p text:style-name="P14"><text:s/>the conversion of this main <text:soft-page-break/>greenhouse gas into value-added chemicals and liquid fuels is considered as one of the main challenges for the 21st century.</text:p>
        <text:p text:style-name="P14"/>
        <text:p text:style-name="P14">1,2 The aim is not only to tackle climate change,</text:p>
        <text:p text:style-name="P14"/>
        <text:p text:style-name="P14"><text:s/>but also to provide an answer to our dependence on fossil fuels.</text:p>
        <text:p text:style-name="P14"/>
        <text:p text:style-name="P14"><text:s/>As stated by Goeppert et al.</text:p>
        <text:p text:style-name="P14"/>
        <text:p text:style-name="P14">,6 “Whether humankind uses up most of the fossil fuel resources (combined with carbon capture) or uses increasingly alternative energies,</text:p>
        <text:p text:style-name="P14"/>
        <text:p text:style-name="P14"><text:s/>the need for transportation fuels and materials that we currently obtain from petroleum and natural gas will remain.</text:p>
        <text:p text:style-name="P14"/>
        <text:p text:style-name="P14"><text:s/>With increasing population,</text:p>
        <text:p text:style-name="P14"/>
        <text:p text:style-name="P14"><text:s/>products based on carbon from plastics to medicines will also be required in increasing quantities.</text:p>
        <text:p text:style-name="P14"/>
        <text:p text:style-name="P14"><text:s/>In order to fulfil the demand for carbon-based products,</text:p>
        <text:p text:style-name="P14"/>
        <text:p text:style-name="P14"><text:s/>CO2will have to be recycled in an anthropogenic version of nature's own carbon cycle.</text:p>
        <text:p text:style-name="P14"/>
        <text:p text:style-name="P14"><text:s/>Carbon capture and recycling (CCR) will capture CO2from any source,</text:p>
        <text:p text:style-name="P14"/>
        <text:p text:style-name="P14"><text:s/>and eventually mainly from the atmosphere,</text:p>
        <text:p text:style-name="P14"/>
        <text:p text:style-name="P14"><text:s/>and recycle it to new materials and fuels using any alternative energy source.</text:p>
        <text:p text:style-name="P14"/>
        <text:p text:style-name="P14">”</text:p>
        <text:p text:style-name="P14"/>
        <text:p text:style-name="P14">Utilization of this waste and converting it into a new feedstock not only complies with the framework of sustainable and green chemistry7,8 but also fits within the ‘cradle-to-cradle’ concept.</text:p>
        <text:p text:style-name="P14"><text:soft-page-break/></text:p>
        <text:p text:style-name="P14">9 By generating useful products out of CO2 we create the possibility to effectively close the carbon loop.</text:p>
        <text:p text:style-name="P14"/>
        <text:p text:style-name="P14"><text:s/>This has already resulted in a booming interest in technologies that can convert CO2 into value-added products,</text:p>
        <text:p text:style-name="P14"/>
        <text:p text:style-name="P14">10–12 since they can effectively convert waste into new feedstocks following the cradle-to-cradle principle.</text:p>
        <text:p text:style-name="P14"/>
        <text:p text:style-name="P14">9 Besides chemical conversion,</text:p>
        <text:p text:style-name="P14"/>
        <text:p text:style-name="P14"><text:s/>which is the principle focus of this review,</text:p>
        <text:p text:style-name="P14"/>
        <text:p text:style-name="P14"><text:s/>CO2 also has other applications in the field of carbon dioxide capture,</text:p>
        <text:p text:style-name="P14"/>
        <text:p text:style-name="P14"><text:s/>storage and utilization,</text:p>
        <text:p text:style-name="P14"/>
        <text:p text:style-name="P14"><text:s/>such as its fixation and technological utilization,</text:p>
        <text:p text:style-name="P14"/>
        <text:p text:style-name="P14"><text:s/>for these and other processes,</text:p>
        <text:p text:style-name="P14"/>
        <text:p text:style-name="P14"><text:s/>as well as in carbon capture,</text:p>
        <text:p text:style-name="P14"/>
        <text:p text:style-name="P14"><text:s/>for which we refer to several existing reviews in the literature.</text:p>
        <text:p text:style-name="P14"/>
        <text:p text:style-name="P14">12–19</text:p>
        <text:p text:style-name="P14"/>
        <text:p text:style-name="P14">Besides the traditional thermal CO2 conversion,</text:p>
        <text:p text:style-name="P14"/>
        <text:p text:style-name="P14"><text:s/>several alternative technologies are being investigated,</text:p>
        <text:p text:style-name="P14"/>
        <text:p text:style-name="P14"><text:s/>such as electrochemical,</text:p>
        <text:p text:style-name="P14"/>
        <text:p text:style-name="P14"><text:s/>solar thermochemical,</text:p>
        <text:p text:style-name="P14"/>
        <text:p text:style-name="P14"><text:s/>photochemical and biochemical pathways,</text:p>
        <text:p text:style-name="P14"/>
        <text:p text:style-name="P14"><text:s/>either with or without catalysts,</text:p>
        <text:p text:style-name="P14"/>
        <text:p text:style-name="P14"><text:s/>as well as all their possible combinations.</text:p>
        <text:p text:style-name="P14"/>
        <text:p text:style-name="P14"><text:s/>Their advantages and <text:soft-page-break/>disadvantages are briefly discussed herein,</text:p>
        <text:p text:style-name="P14"/>
        <text:p text:style-name="P14"><text:s/>as they form the context for a novel approach considered to have great potential in recent years,</text:p>
        <text:p text:style-name="P14"/>
        <text:p text:style-name="P14"><text:s/>which is the approach based on (non-thermal) plasma.</text:p>
        <text:p text:style-name="P14"/>
        <text:p text:style-name="P14">20,21 Several options are being investigated in this regard,</text:p>
        <text:p text:style-name="P14"/>
        <text:p text:style-name="P14"><text:s/>including both pure CO2 splitting into CO and O2, as well as the reaction with other gases,</text:p>
        <text:p text:style-name="P14"/>
        <text:p text:style-name="P14"><text:s/>like CH4 (dry reforming of methane),</text:p>
        <text:p text:style-name="P14"/>
        <text:p text:style-name="P14"><text:s/>H2 (hydrogenation of CO2) or H2O (artificial photosynthesis),</text:p>
        <text:p text:style-name="P14"/>
        <text:p text:style-name="P14"><text:s/>aiming for the production of syngas and valuable oxygenates,</text:p>
        <text:p text:style-name="P14"/>
        <text:p text:style-name="P14"><text:s/>such as methanol,</text:p>
        <text:p text:style-name="P14"/>
        <text:p text:style-name="P14"><text:s/>formaldehyde and formic acid.</text:p>
        <text:p text:style-name="P14"/>
        <text:p text:style-name="P14"/>
      </text:section>
      <text:p text:style-name="P3"/>
      <text:p text:style-name="P10">#3</text:p>
      <text:section text:style-name="Sect2" text:name="セクション2">
        <text:p text:style-name="P15">1.2. Solar fuels</text:p>
        <text:p text:style-name="P15">The important difference between the traditional thermal conversion approaches and the emerging technologies is their independence of burning fossil fuels to provide the necessary thermal heat to drive reactions.</text:p>
        <text:p text:style-name="P15"/>
        <text:p text:style-name="P15"><text:s/>More precisely,</text:p>
        <text:p text:style-name="P15"/>
        <text:p text:style-name="P15"><text:s/>biochemical pathways rely on the natural photosynthesis process to convert light (either natural or artificial) into biomass,</text:p>
        <text:p text:style-name="P15"/>
        <text:p text:style-name="P15"><text:s/>which can then be harvested and further processed.</text:p>
        <text:p text:style-name="P15"/>
        <text:p text:style-name="P15"><text:s/>Other emerging technologies,</text:p>
        <text:p text:style-name="P15"><text:soft-page-break/></text:p>
        <text:p text:style-name="P15"><text:s/>such as the solar thermochemical and photochemical processes rely on direct solar energy.</text:p>
        <text:p text:style-name="P15"/>
        <text:p text:style-name="P15"><text:s/>The average solar flux striking the earth's surface is 175 W m−2, which represents more energy striking the earth's surface in two hours,</text:p>
        <text:p text:style-name="P15"/>
        <text:p text:style-name="P15"><text:s/>i.</text:p>
        <text:p text:style-name="P15"/>
        <text:p text:style-name="P15">e.</text:p>
        <text:p text:style-name="P15"/>
        <text:p text:style-name="P15"><text:s/>640 EJ,</text:p>
        <text:p text:style-name="P15"/>
        <text:p text:style-name="P15"><text:s/>than the worldwide energy consumption from all sources combined in 2008, i.</text:p>
        <text:p text:style-name="P15"/>
        <text:p text:style-name="P15">e.</text:p>
        <text:p text:style-name="P15"/>
        <text:p text:style-name="P15"><text:s/>514 EJ.</text:p>
        <text:p text:style-name="P15"/>
        <text:p text:style-name="P15">22 The solar thermochemical process makes use of concentrated solar heat,</text:p>
        <text:p text:style-name="P15"/>
        <text:p text:style-name="P15"><text:s/>while the photochemical process relies on the energy of photons.</text:p>
        <text:p text:style-name="P15"/>
        <text:p text:style-name="P15"><text:s/>Ultimately though,</text:p>
        <text:p text:style-name="P15"/>
        <text:p text:style-name="P15"><text:s/>the electrochemical and plasmachemical processes rely on electricity.</text:p>
        <text:p text:style-name="P15"/>
        <text:p text:style-name="P15"><text:s/>Fig.</text:p>
        <text:p text:style-name="P15"/>
        <text:p text:style-name="P15"><text:s/>1 gives an overview of the different novel technologies and their principal use of renewable energy for the conversion of CO2 in a carbon neutral cycle.</text:p>
        <text:p text:style-name="P15"/>
        <text:p text:style-name="P15"/>
        <text:p text:style-name="P15"/>
        <text:p text:style-name="P15">The reliance of electrochemical and plasmachemical conversions on electricity at first seems to limit their use as a greenhouse gas mitigation technology,</text:p>
        <text:p text:style-name="P15"/>
        <text:p text:style-name="P15"><text:s/>since currently,</text:p>
        <text:p text:style-name="P15"><text:soft-page-break/></text:p>
        <text:p text:style-name="P15"><text:s/>producing electricity generally results in CO2 emissions.</text:p>
        <text:p text:style-name="P15"/>
        <text:p text:style-name="P15"><text:s/>This idea though could not be further from the truth due to the worldwide transition to renewable energy sources,</text:p>
        <text:p text:style-name="P15"/>
        <text:p text:style-name="P15"><text:s/>such as solar and wind energy.</text:p>
        <text:p text:style-name="P15"/>
        <text:p text:style-name="P15"><text:s/>In 2014, the estimated renewable energy share of the global final energy consumption was already 19.2%,</text:p>
        <text:p text:style-name="P15"/>
        <text:p text:style-name="P15"><text:s/>while by the end of 2015, the estimated renewable energy share of global electricity production was 23.7%.</text:p>
        <text:p text:style-name="P15"/>
        <text:p text:style-name="P15">23 It is even at such a stage that the large-scale adoption of these renewable energy sources poses a challenge for the efficient storage and easy transport of the electricity produced,</text:p>
        <text:p text:style-name="P15"/>
        <text:p text:style-name="P15"><text:s/>i.</text:p>
        <text:p text:style-name="P15"/>
        <text:p text:style-name="P15">e.</text:p>
        <text:p text:style-name="P15"/>
        <text:p text:style-name="P15"><text:s/>not only regarding the need for peak shaving,</text:p>
        <text:p text:style-name="P15"/>
        <text:p text:style-name="P15"><text:s/>but more importantly the need for technologies to follow the irregular and at times intermittent supply of renewable electricity in a flexible way.</text:p>
        <text:p text:style-name="P15"/>
        <text:p text:style-name="P15"><text:s/>While storage in batteries is possible,</text:p>
        <text:p text:style-name="P15"/>
        <text:p text:style-name="P15"><text:s/>it is less efficient than chemical storage in fuels.</text:p>
        <text:p text:style-name="P15"/>
        <text:p text:style-name="P15">24 Such fuels,</text:p>
        <text:p text:style-name="P15"/>
        <text:p text:style-name="P15"><text:s/>often referred to as carbon neutral fuels or solar fuels,</text:p>
        <text:p text:style-name="P15"/>
        <text:p text:style-name="P15"><text:s/>offer a much higher gravimetric and volumetric energy storage capacity,</text:p>
        <text:p text:style-name="P15"><text:soft-page-break/></text:p>
        <text:p text:style-name="P15"><text:s/>have much higher energy densities than electrical storage techniques and they match the existing worldwide liquid fuel infrastructure.</text:p>
        <text:p text:style-name="P15"/>
        <text:p text:style-name="P15">12,24</text:p>
        <text:p text:style-name="P15"/>
        <text:p text:style-name="P15">In the first instance,</text:p>
        <text:p text:style-name="P15"/>
        <text:p text:style-name="P15"><text:s/>the reactions in which CO2 is involved can be divided into two categories: the production of chemicals and the production of fuels.</text:p>
        <text:p text:style-name="P15"/>
        <text:p text:style-name="P15"><text:s/>The latter is considered as the most suitable target for the conversion of large volumes of CO2 since its market size is 12–14 times larger than the former.</text:p>
        <text:p text:style-name="P15"/>
        <text:p text:style-name="P15"><text:s/>One of the most interesting compounds is methanol,</text:p>
        <text:p text:style-name="P15"/>
        <text:p text:style-name="P15"><text:s/>which is positioned exactly in the middle of these two categories,</text:p>
        <text:p text:style-name="P15"/>
        <text:p text:style-name="P15"><text:s/>being at the same time a raw chemical and a fuel,</text:p>
        <text:p text:style-name="P15"/>
        <text:p text:style-name="P15"><text:s/>used in both combustion engines and fuel cells.</text:p>
        <text:p text:style-name="P15"/>
        <text:p text:style-name="P15">25</text:p>
        <text:p text:style-name="P15"/>
        <text:p text:style-name="P15">To achieve the transformation of CO2 into value-added chemicals or fuels,</text:p>
        <text:p text:style-name="P15"/>
        <text:p text:style-name="P15"><text:s/>the reactions that are of greatest interest involve the conversion of CO2 with a %%<text:span text:style-name="T1">co-reactant</text:span> that acts as a hydrogen source (like CH4, H2 or H2O).</text:p>
        <text:p text:style-name="P15"/>
        <text:p text:style-name="P15"><text:s/>Due to the existing infrastructure,</text:p>
        <text:p text:style-name="P15"/>
        <text:p text:style-name="P15"><text:s/>liquid products are preferable to gases,</text:p>
        <text:p text:style-name="P15"/>
        <text:p text:style-name="P15"><text:s/>for most applications at least.</text:p>
        <text:p text:style-name="P15"/>
        <text:p text:style-name="P15"><text:s/>Two approaches can be <text:soft-page-break/>considered to achieve this: the indirect oxidative pathway and the direct oxidative pathway.</text:p>
        <text:p text:style-name="P15"/>
        <text:p text:style-name="P15"><text:s/>The main product of the former is syngas,</text:p>
        <text:p text:style-name="P15"/>
        <text:p text:style-name="P15"><text:s/>a mixture of H2 and CO,</text:p>
        <text:p text:style-name="P15"/>
        <text:p text:style-name="P15"><text:s/>which can be converted to almost any commercial bulk chemical or fuel in a second – albeit very energy intensively – step through methanol and/or Fischer–Tropsch synthesis.</text:p>
        <text:p text:style-name="P15"/>
        <text:p text:style-name="P15">10 In this case,</text:p>
        <text:p text:style-name="P15"/>
        <text:p text:style-name="P15"><text:s/>it is of great importance to have a high degree of control over the H2/CO ratio to be able to steer the synthesis towards the desired products.</text:p>
        <text:p text:style-name="P15"/>
        <text:p text:style-name="P15">26 The %%<text:span text:style-name="T1">direct oxidative pathway</text:span>,</text:p>
        <text:p text:style-name="P15"/>
        <text:p text:style-name="P15"><text:s/>on the other hand,</text:p>
        <text:p text:style-name="P15"/>
        <text:p text:style-name="P15"><text:s/>tries to eliminate the energy-intensive middle man by converting the reactants immediately into hydrocarbons,</text:p>
        <text:p text:style-name="P15"/>
        <text:p text:style-name="P15"><text:s/>short-chain olefins (e.</text:p>
        <text:p text:style-name="P15"/>
        <text:p text:style-name="P15">g.</text:p>
        <text:p text:style-name="P15"/>
        <text:p text:style-name="P15"><text:s/>ethylene and propylene) and oxygenated products (e.</text:p>
        <text:p text:style-name="P15"/>
        <text:p text:style-name="P15">g.</text:p>
        <text:p text:style-name="P15"/>
        <text:p text:style-name="P15"><text:s/>methanol,</text:p>
        <text:p text:style-name="P15"/>
        <text:p text:style-name="P15"><text:s/>formaldehyde,</text:p>
        <text:p text:style-name="P15"/>
        <text:p text:style-name="P15"><text:s/>dimethyl ether and formic acid).</text:p>
        <text:p text:style-name="P15"/>
        <text:p text:style-name="P15"/>
        <text:p text:style-name="P12"/>
        <text:p text:style-name="P15">Liquid products are more attractive over gaseous hydrogen,</text:p>
        <text:p text:style-name="P15"/>
        <text:p text:style-name="P15"><text:s/>since – while in theory a ‘Hydrogen <text:soft-page-break/>Economy’27 would be very attractive – the latter has a number of serious drawbacks due to its physico-chemical properties.</text:p>
        <text:p text:style-name="P15"/>
        <text:p text:style-name="P15">28 Furthermore,</text:p>
        <text:p text:style-name="P15"/>
        <text:p text:style-name="P15"><text:s/>the infrastructure needed to safely transport,</text:p>
        <text:p text:style-name="P15"/>
        <text:p text:style-name="P15"><text:s/>store and dispense hydrogen would be very expensive to roll out,</text:p>
        <text:p text:style-name="P15"/>
        <text:p text:style-name="P15"><text:s/>while liquid chemicals match the already existing worldwide fuel infrastructure.</text:p>
        <text:p text:style-name="P15"/>
        <text:p text:style-name="P15">12,24 Hence,</text:p>
        <text:p text:style-name="P15"/>
        <text:p text:style-name="P15"><text:s/>especially in the transportation sector,</text:p>
        <text:p text:style-name="P15"/>
        <text:p text:style-name="P15"><text:s/>a transition from liquid–fossil-fuel-derived products (e.</text:p>
        <text:p text:style-name="P15"/>
        <text:p text:style-name="P15">g.</text:p>
        <text:p text:style-name="P15"/>
        <text:p text:style-name="P15"><text:s/>gasoline,</text:p>
        <text:p text:style-name="P15"/>
        <text:p text:style-name="P15"><text:s/>diesel fuel,</text:p>
        <text:p text:style-name="P15"/>
        <text:p text:style-name="P15"><text:s/>kerosene) to a renewable and sustainable liquid fuel is highly desirable.</text:p>
        <text:p text:style-name="P15"/>
        <text:p text:style-name="P15"><text:s/>Again,</text:p>
        <text:p text:style-name="P15"/>
        <text:p text:style-name="P15"><text:s/>methanol is one of the most interesting possible candidates to fulfil these requirements.</text:p>
        <text:p text:style-name="P15"/>
        <text:p text:style-name="P15"><text:s/>It is the simplest liquid chemical containing only one carbon.</text:p>
        <text:p text:style-name="P15"/>
        <text:p text:style-name="P15"><text:s/>Although to date it is almost exclusively produced from natural gas (and shale gas) for economic reasons,</text:p>
        <text:p text:style-name="P15"/>
        <text:p text:style-name="P15"><text:s/>it can easily be obtained from several (future) carbon sources,</text:p>
        <text:p text:style-name="P15"/>
        <text:p text:style-name="P15"><text:s/>incl.</text:p>
        <text:p text:style-name="P15"/>
        <text:p text:style-name="P15"><text:soft-page-break/><text:s/>CO2, biomass,</text:p>
        <text:p text:style-name="P15"/>
        <text:p text:style-name="P15"><text:s/>biogas and landfill gas.</text:p>
        <text:p text:style-name="P15"/>
        <text:p text:style-name="P15"><text:s/>Therefore,</text:p>
        <text:p text:style-name="P15"/>
        <text:p text:style-name="P15"><text:s/>it has been proposed as a key solar fuel for the above-mentioned anthropogenic carbon cycle under the framework of a ‘Methanol Economy’.</text:p>
        <text:p text:style-name="P15"/>
        <text:p text:style-name="P15">6</text:p>
        <text:p text:style-name="P15"/>
        <text:p text:style-name="P15">To be economically competitive with the existing structures,</text:p>
        <text:p text:style-name="P15"/>
        <text:p text:style-name="P15"><text:s/>the efficient production of these solar fuels is critical during the quest to find an effective CO2 conversion technology with the potential to be commercialized on a large scale.</text:p>
        <text:p text:style-name="P15"/>
        <text:p text:style-name="P15"/>
        <text:p text:style-name="P15"/>
      </text:section>
      <text:p text:style-name="P12">@@@</text:p>
      <text:p text:style-name="P10">#5</text:p>
      <text:p text:style-name="P1"><text:s/>2. Traditional thermal CO2 conversion approaches</text:p>
      <text:p text:style-name="P1"/>
      <text:section text:style-name="Sect2" text:name="セクション3">
        <text:p text:style-name="P1">We first briefly discuss the existing traditional (mainly thermocatalytic) approaches used on an industrial scale.</text:p>
        <text:p text:style-name="P1"/>
        <text:p text:style-name="P1"><text:s/>As such,</text:p>
        <text:p text:style-name="P1"/>
        <text:p text:style-name="P1"><text:s/>this section will act as a comparison for the novel technologies under development.</text:p>
        <text:p text:style-name="P1"/>
        <text:p text:style-name="P1"><text:s/>This section is subdivided into: (1) pure CO2 splitting and (2) CO2 conversion in combination with a co-reactant,</text:p>
        <text:p text:style-name="P1"/>
        <text:p text:style-name="P1"><text:s/>i.</text:p>
        <text:p text:style-name="P1"/>
        <text:p text:style-name="P1">e.</text:p>
        <text:p text:style-name="P1"/>
        <text:p text:style-name="P1"><text:s/>CH4, H2 or H2O.</text:p>
        <text:p text:style-name="P1"/>
        <text:p text:style-name="P1"/>
        <text:p text:style-name="P1">2.1. Pure CO2 splitting</text:p>
        <text:p text:style-name="P1"/>
        <text:p text:style-name="P1">Thermal CO2 splitting has not been very effective to date.</text:p>
        <text:p text:style-name="P1"/>
        <text:p text:style-name="P1"><text:s/>This is not surprising from a thermodynamic point of view; the carbon–oxygen bonds are relatively <text:soft-page-break/>strong (783 kJ mol−1)29 and the Gibbs free energy of formation (ΔG° = −394 kJ mol−1)24 clearly shows that CO2 is a highly stable molecule,</text:p>
        <text:p text:style-name="P1"/>
        <text:p text:style-name="P1"><text:s/>requiring a substantial energy input,</text:p>
        <text:p text:style-name="P1"/>
        <text:p text:style-name="P1"><text:s/>optimized reaction conditions and active catalysts for any chemical conversion to take place.</text:p>
        <text:p text:style-name="P1"/>
        <text:p text:style-name="P1"><text:s/>Neither the entropy (TΔS°) nor the enthalpy (ΔH°) term seem favourable for its conversion.</text:p>
        <text:p text:style-name="P1"/>
        <text:p text:style-name="P1">2 The overall reaction is written as: CO2(g) → CO(g) + 1/2O2(g) ΔH° = +283 kJ mol−1 (R1) Of course,</text:p>
        <text:p text:style-name="P1"/>
        <text:p text:style-name="P1"><text:s/>the high value of ΔH° does not mean that its conversion is not feasible.</text:p>
        <text:p text:style-name="P1"/>
        <text:p text:style-name="P1"><text:s/>Indeed,</text:p>
        <text:p text:style-name="P1"/>
        <text:p text:style-name="P1"><text:s/>strongly endothermic chemical reactions can be found in a large number of industrial processes used worldwide,</text:p>
        <text:p text:style-name="P1"/>
        <text:p text:style-name="P1"><text:s/>a classic example being the steam reforming of methane (SMR):24,31 CH4(g) + H2O(g) → CO(g) + 3H2(g) ΔH° = +206 kJ mol−1 (R2) This highly endothermic reaction has found worldwide use.</text:p>
        <text:p text:style-name="P1"/>
        <text:p text:style-name="P1"><text:s/>In the fertilizer industry,</text:p>
        <text:p text:style-name="P1"/>
        <text:p text:style-name="P1"><text:s/>the H2 is used for the production of ammonia,</text:p>
        <text:p text:style-name="P1"/>
        <text:p text:style-name="P1"><text:s/>while in the gas industry,</text:p>
        <text:p text:style-name="P1"/>
        <text:p text:style-name="P1"><text:s/>this reaction is responsible for 95% of the worldwide H2 production.</text:p>
        <text:p text:style-name="P1"/>
        <text:p text:style-name="P1"><text:s/>This shows that there is no reason to dismiss CO2 splitting just because it is highly endothermic.</text:p>
        <text:p text:style-name="P1"/>
        <text:p text:style-name="P1"><text:s/>Hence,</text:p>
        <text:p text:style-name="P1"/>
        <text:p text:style-name="P1"><text:s/>a fair amount of research towards this reaction has already been conducted,</text:p>
        <text:p text:style-name="P1"/>
        <text:p text:style-name="P1"><text:s/>of which an overview can be found in the work of Rayne.</text:p>
        <text:p text:style-name="P1"/>
        <text:p text:style-name="P1">29</text:p>
        <text:p text:style-name="P1"/>
        <text:p text:style-name="P1">It is,</text:p>
        <text:p text:style-name="P1"/>
        <text:p text:style-name="P1"><text:s/>however,</text:p>
        <text:p text:style-name="P1"/>
        <text:p text:style-name="P1"><text:s/>clear that,</text:p>
        <text:p text:style-name="P1"/>
        <text:p text:style-name="P1"><text:s/>without actively removing one of the products (i.</text:p>
        <text:p text:style-name="P1"/>
        <text:p text:style-name="P1">e.</text:p>
        <text:p text:style-name="P1"/>
        <text:p text:style-name="P1"><text:s/>CO or O2),</text:p>
        <text:p text:style-name="P1"/>
        <text:p text:style-name="P1"><text:s/>the equilibrium of this reaction lies strongly to the left.</text:p>
        <text:p text:style-name="P1"/>
        <text:p text:style-name="P1"><text:s/>Thus,</text:p>
        <text:p text:style-name="P1"/>
        <text:p text:style-name="P1"><text:s/>thermal CO2 splitting is <text:soft-page-break/>thermodynamically and energetically only favourable at very high temperatures,</text:p>
        <text:p text:style-name="P1"/>
        <text:p text:style-name="P1"><text:s/>as can be seen in Fig.</text:p>
        <text:p text:style-name="P1"/>
        <text:p text:style-name="P1"><text:s/>2. At 2000 K for instance,</text:p>
        <text:p text:style-name="P1"/>
        <text:p text:style-name="P1"><text:s/>the reaction is not very efficient: we can easily estimate that ca.</text:p>
        <text:p text:style-name="P1"/>
        <text:p text:style-name="P1"><text:s/>92 kJ mol−1 would be needed to heat 1 mole of CO2 from 300 to 2000 K.</text:p>
        <text:p text:style-name="P1"/>
        <text:p text:style-name="P1"><text:s/>Furthermore,</text:p>
        <text:p text:style-name="P1"/>
        <text:p text:style-name="P1"><text:s/>the reaction enthalpy is equal to 245 kJ mol−1 at 2000 K.</text:p>
        <text:p text:style-name="P1"/>
        <text:p text:style-name="P1"><text:s/>Based on a conversion of 1.5% at this temperature,</text:p>
        <text:p text:style-name="P1"/>
        <text:p text:style-name="P1"><text:s/>the energy cost for the total conversion is ∼7.9 MJ mol−1, yielding an energy efficiency of only 4.4% with respect to the reaction enthalpy of 283 kJ mol−1 at 300 K.</text:p>
        <text:p text:style-name="P1"/>
        <text:p text:style-name="P1"><text:s/>On the other hand,</text:p>
        <text:p text:style-name="P1"/>
        <text:p text:style-name="P1"><text:s/>ca.</text:p>
        <text:p text:style-name="P1"/>
        <text:p text:style-name="P1"><text:s/>184 kJ mol−1 would be needed to heat 1 mole of CO2 to 3500 K,</text:p>
        <text:p text:style-name="P1"/>
        <text:p text:style-name="P1"><text:s/>and at this temperature the reaction enthalpy is equal to 206 kJ mol−1. Hence,</text:p>
        <text:p text:style-name="P1"/>
        <text:p text:style-name="P1"><text:s/>based on a conversion of 80% at this temperature,</text:p>
        <text:p text:style-name="P1"/>
        <text:p text:style-name="P1"><text:s/>the energy cost of the total conversion is then only ∼602 kJ mol−1, yielding an energy efficiency of 47% with respect to the reaction enthalpy of 283 kJ mol−1 at 300 K.</text:p>
        <text:p text:style-name="P1"/>
        <text:p text:style-name="P1"><text:s/>While the conversion continuing to increase,</text:p>
        <text:p text:style-name="P1"/>
        <text:p text:style-name="P1"><text:s/>above 3500 K the energy efficiency starts to decrease.</text:p>
        <text:p text:style-name="P1"/>
        <text:p text:style-name="P1"><text:s/>At 5000 K,</text:p>
        <text:p text:style-name="P1"/>
        <text:p text:style-name="P1"><text:s/>the conversion is 100% but the energy efficiency is only 35%,</text:p>
        <text:p text:style-name="P1"/>
        <text:p text:style-name="P1"><text:s/>as can be deduced from Fig.</text:p>
        <text:p text:style-name="P1"/>
        <text:p text:style-name="P1"><text:s/>2. </text:p>
        <text:p text:style-name="P1"/>
        <text:p text:style-name="P1"><text:s/>Thus,</text:p>
        <text:p text:style-name="P1"/>
        <text:p text:style-name="P1"><text:s/>it is clear that the equilibrium production of CO and O2 varies from less than 1% at temperatures below 2000 K up to 45–80% at the temperature range 3000–3500 K.</text:p>
        <text:p text:style-name="P1"/>
        <text:p text:style-name="P1">29,30 Therefore,</text:p>
        <text:p text:style-name="P1"/>
        <text:p text:style-name="P1"><text:s/>the most pertinent studies regarding thermal CO2 splitting involve membrane reactor systems.</text:p>
        <text:p text:style-name="P1"/>
        <text:p text:style-name="P1"><text:s/>Nigara and Cales32 used a calcia-<text:soft-page-break/>stabilized zirconia membrane and CO as the sweep gas.</text:p>
        <text:p text:style-name="P1"/>
        <text:p text:style-name="P1"><text:s/>At a temperature of 1954 K,</text:p>
        <text:p text:style-name="P1"/>
        <text:p text:style-name="P1"><text:s/>they were able to reach a conversion of 21.5%,</text:p>
        <text:p text:style-name="P1"/>
        <text:p text:style-name="P1"><text:s/>whereas the equilibrium production was a mere 1.2% at the same temperature.</text:p>
        <text:p text:style-name="P1"/>
        <text:p text:style-name="P1">32 The overall conversion,</text:p>
        <text:p text:style-name="P1"/>
        <text:p text:style-name="P1"><text:s/>however,</text:p>
        <text:p text:style-name="P1"/>
        <text:p text:style-name="P1"><text:s/>was much lower due to the permeation of O2 through the membrane,</text:p>
        <text:p text:style-name="P1"/>
        <text:p text:style-name="P1"><text:s/>whereby it recombined with the CO sweep gas to form CO2. Itoh et al.</text:p>
        <text:p text:style-name="P1"/>
        <text:p text:style-name="P1">33 employed an oxygen permeable yttria-stabilized zirconia membrane and used argon as the sweep gas.</text:p>
        <text:p text:style-name="P1"/>
        <text:p text:style-name="P1"><text:s/>Unfortunately,</text:p>
        <text:p text:style-name="P1"/>
        <text:p text:style-name="P1"><text:s/>despite the removal of oxygen through the membrane,</text:p>
        <text:p text:style-name="P1"/>
        <text:p text:style-name="P1"><text:s/>conversions of only up to 0.5% were obtained for a maximum temperature of 1782 K.</text:p>
        <text:p text:style-name="P1"/>
        <text:p text:style-name="P1"><text:s/>Fan et al.</text:p>
        <text:p text:style-name="P1"/>
        <text:p text:style-name="P1">34 used a solid oxide (SrCo0.5FeO3) membrane reactor and methane as the sweep gas.</text:p>
        <text:p text:style-name="P1"/>
        <text:p text:style-name="P1"><text:s/>Conversions of up to 10% were found at a temperature of 1213 K,</text:p>
        <text:p text:style-name="P1"/>
        <text:p text:style-name="P1"><text:s/>which are one to two orders of magnitude higher than what could be expected to be attained conventionally.</text:p>
        <text:p text:style-name="P1"/>
        <text:p text:style-name="P1"><text:s/>Nonetheless,</text:p>
        <text:p text:style-name="P1"/>
        <text:p text:style-name="P1"><text:s/>the feed gas was diluted with four parts of helium per one part of CO2, and when this is taken into account,</text:p>
        <text:p text:style-name="P1"/>
        <text:p text:style-name="P1"><text:s/>an effective conversion of only 2% was actually reached.</text:p>
        <text:p text:style-name="P1"/>
        <text:p text:style-name="P1"/>
        <text:p text:style-name="P1"/>
        <text:p text:style-name="P1">To summarize,</text:p>
        <text:p text:style-name="P1"/>
        <text:p text:style-name="P1"><text:s/>these studies have demonstrated the possibility of producing CO and O2 by the direct thermal splitting of CO2 – at lower temperatures than the equilibrium predictions – by means of the use of semipermeable membranes to extract oxygen.</text:p>
        <text:p text:style-name="P1"/>
        <text:p text:style-name="P1"><text:s/>Nevertheless,</text:p>
        <text:p text:style-name="P1"/>
        <text:p text:style-name="P1"><text:s/>the attained overall effective conversions of 0.5–2% are too low to be considered practical for successful application on an industrial scale.</text:p>
        <text:p text:style-name="P1"/>
        <text:p text:style-name="P1"/>
        <text:p text:style-name="P1"/>
        <text:p text:style-name="P1">Because to date none of the above-mentioned alternative approaches to <text:soft-page-break/>split CO2 at lower temperatures have yet realized acceptable conversions and energy efficiencies,</text:p>
        <text:p text:style-name="P1"/>
        <text:p text:style-name="P1"><text:s/>thermocatalytic CO2 splitting is currently not applied on an industrial scale.</text:p>
        <text:p text:style-name="P1"/>
        <text:p text:style-name="P1"><text:s/>The reason for this is the high energy consumption and,</text:p>
        <text:p text:style-name="P1"/>
        <text:p text:style-name="P1"><text:s/>in addition,</text:p>
        <text:p text:style-name="P1"/>
        <text:p text:style-name="P1"><text:s/>the lack of effective techniques for separating CO and O2 at high temperatures to avoid ending up with an explosive mixture.</text:p>
        <text:p text:style-name="P1"/>
        <text:p text:style-name="P1"><text:s/>Nevertheless,</text:p>
        <text:p text:style-name="P1"/>
        <text:p text:style-name="P1"><text:s/>we presented this brief summary of the initial efforts regarding thermal CO2 splitting to support a complete understanding of the matter,</text:p>
        <text:p text:style-name="P1"/>
        <text:p text:style-name="P1"><text:s/>and because this work has laid the foundations for one of the novel technologies,</text:p>
        <text:p text:style-name="P1"/>
        <text:p text:style-name="P1"><text:s/>i.</text:p>
        <text:p text:style-name="P1"/>
        <text:p text:style-name="P1">e.</text:p>
        <text:p text:style-name="P1"/>
        <text:p text:style-name="P1"><text:s/>solar thermochemical CO2 splitting,</text:p>
        <text:p text:style-name="P1"/>
        <text:p text:style-name="P1"><text:s/>discussed later (see Section 3.2).</text:p>
        <text:p text:style-name="P1"/>
        <text:p text:style-name="P1"/>
        <text:p text:style-name="P1">2.2. Conversion of CO2 with a co-reactant</text:p>
        <text:p text:style-name="P1"/>
        <text:p text:style-name="P1">Due to the inherent high energy consumption and derived low energy efficiency of thermocatalytic CO2 splitting,</text:p>
        <text:p text:style-name="P1"/>
        <text:p text:style-name="P1"><text:s/>the only practical way to reform CO2 consists of using a co-reactant.</text:p>
        <text:p text:style-name="P1"/>
        <text:p text:style-name="P1"><text:s/>Thermodynamically speaking,</text:p>
        <text:p text:style-name="P1"/>
        <text:p text:style-name="P1"><text:s/>it is significantly easier to convert CO2 when it is paired with a co-reactant that has a higher,</text:p>
        <text:p text:style-name="P1"/>
        <text:p text:style-name="P1"><text:s/>i.</text:p>
        <text:p text:style-name="P1"/>
        <text:p text:style-name="P1">e.</text:p>
        <text:p text:style-name="P1"/>
        <text:p text:style-name="P1"><text:s/>less negative,</text:p>
        <text:p text:style-name="P1"/>
        <text:p text:style-name="P1"><text:s/>Gibbs free energy.</text:p>
        <text:p text:style-name="P1"/>
        <text:p text:style-name="P1">24 Some suitable candidates are CH4 (ΔG° = −50.7 kJ mol−1) and H2 (ΔG° = 0 kJ mol−1).</text:p>
        <text:p text:style-name="P1"/>
        <text:p text:style-name="P1"><text:s/>In essence,</text:p>
        <text:p text:style-name="P1"/>
        <text:p text:style-name="P1"><text:s/>these hydrogen-bearing energy carriers give up their intrinsic chemical energy to promote the conversion of CO2.</text:p>
        <text:p text:style-name="P1"/>
        <text:p text:style-name="P1">As such,</text:p>
        <text:p text:style-name="P1"/>
        <text:p text:style-name="P1"><text:s/>it is no surprise that the most widely investigated traditional processes to convert CO2 involve the reaction with either CH4 or H2. The former is one of the best known traditional processes for <text:soft-page-break/>reforming CO2 into synthesis gas or syngas,</text:p>
        <text:p text:style-name="P1"/>
        <text:p text:style-name="P1"><text:s/>which is a mixture of H2 and CO.</text:p>
        <text:p text:style-name="P1"/>
        <text:p text:style-name="P1"><text:s/>The reaction with H2 is known as the Sabatier reaction,</text:p>
        <text:p text:style-name="P1"/>
        <text:p text:style-name="P1"><text:s/>which is a well-known process to generate CH4 (and H2O).</text:p>
        <text:p text:style-name="P1"/>
        <text:p text:style-name="P1"><text:s/>Additionally,</text:p>
        <text:p text:style-name="P1"/>
        <text:p text:style-name="P1"><text:s/>the combination of CO2 and H2 can also be used to produce methanol through the methanol synthesis process.</text:p>
        <text:p text:style-name="P1"/>
        <text:p text:style-name="P1"><text:s/>A final process of interest to mention is the combined conversion of CO2 and H2O,</text:p>
        <text:p text:style-name="P1"/>
        <text:p text:style-name="P1"><text:s/>a technique for which there is no real traditional approach.</text:p>
        <text:p text:style-name="P1"/>
        <text:p text:style-name="P1"><text:s/>Nevertheless,</text:p>
        <text:p text:style-name="P1"/>
        <text:p text:style-name="P1"><text:s/>we briefly mention it here because water is an interesting co-reactant to pursue for the growing array of novel techniques.</text:p>
        <text:p text:style-name="P1"/>
        <text:p text:style-name="P1"><text:s/>After all,</text:p>
        <text:p text:style-name="P1"/>
        <text:p text:style-name="P1"><text:s/>H2O is not only the most ubiquitous and cheapest hydrogen source,</text:p>
        <text:p text:style-name="P1"/>
        <text:p text:style-name="P1"><text:s/>compared to CH4 and H2, but converting CO2 in combination with H2O to produce value-added products using renewable energy would successfully mimic natural photosynthesis.</text:p>
        <text:p text:style-name="P1"/>
        <text:p text:style-name="P1">35,36 It is interesting to note that besides CH4, H2 and H2O,</text:p>
        <text:p text:style-name="P1"/>
        <text:p text:style-name="P1"><text:s/>other possible hydrogen sources could also be considered,</text:p>
        <text:p text:style-name="P1"/>
        <text:p text:style-name="P1"><text:s/>such as glycerol.</text:p>
        <text:p text:style-name="P1"/>
        <text:p text:style-name="P1"><text:s/>The use of glycerol as a hydrogen donor has already been suggested and successfully implemented for different technologies,</text:p>
        <text:p text:style-name="P1"/>
        <text:p text:style-name="P1"><text:s/>such as its use as a hydrogen donor (and green solvent) in catalytic transfer hydrogenation–dehydrogenation reactions of various unsaturated organic compounds;37 its use as a hydrogen donor for the production of CH3OH from CO2 in a hybrid enzymatic/photocatalytic approach38 and its use in the plasma-based reforming of glycerol towards syngas,</text:p>
        <text:p text:style-name="P1"/>
        <text:p text:style-name="P1">39 which also led to the suggestion of using glycerol as a hydrogen donor for the possible in situ trapping of oxygen during the plasmachemical splitting of CO2.40 However,</text:p>
        <text:p text:style-name="P1"/>
        <text:p text:style-name="P1"><text:s/>in this review,</text:p>
        <text:p text:style-name="P1"/>
        <text:p text:style-name="P1"><text:s/>the focus lies on the above-mentioned three most commonly used hydrogen sources CH4, H2 and H2O.</text:p>
        <text:p text:style-name="P1"/>
        <text:p text:style-name="P1"><text:soft-page-break/><text:s/></text:p>
        <text:p text:style-name="P1"/>
      </text:section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6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6">keyword</text:p>
          </table:table-cell>
          <table:table-cell table:style-name="表1.D1" office:value-type="string">
            <text:p text:style-name="P7">青２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2">%%<text:span text:style-name="T2">flexibility to be scaled up and down</text:span></text:p>
          </table:table-cell>
          <table:table-cell table:style-name="表1.A2" office:value-type="string">
            <text:p text:style-name="P6">notice</text:p>
          </table:table-cell>
          <table:table-cell table:style-name="表1.D2" office:value-type="string">
            <text:p text:style-name="P7">緑４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4">#2</text:p>
          </table:table-cell>
          <table:table-cell table:style-name="表1.A2" office:value-type="string">
            <text:p text:style-name="P6">location number</text:p>
          </table:table-cell>
          <table:table-cell table:style-name="表1.D2" office:value-type="string">
            <text:p text:style-name="P7">青２</text:p>
            <text:p text:style-name="P7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6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6">$1$2\n\n</text:p>
          </table:table-cell>
          <table:table-cell table:style-name="表2.D1" office:value-type="string">
            <text:p text:style-name="P7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6-01T13:06:59.58</dc:date>
    <dc:creator>iwabuchi ken</dc:creator>
    <meta:editing-duration>PT2H25M26S</meta:editing-duration>
    <meta:editing-cycles>24</meta:editing-cycles>
    <meta:generator>OpenOffice/4.1.3$Win32 OpenOffice.org_project/413m1$Build-9783</meta:generator>
    <meta:document-statistic meta:table-count="2" meta:image-count="0" meta:object-count="0" meta:page-count="18" meta:paragraph-count="342" meta:word-count="3197" meta:character-count="20148"/>
  </office:meta>
</office:document-meta>
</file>